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1e7540" officeooo:paragraph-rsid="001e7540"/>
    </style:style>
    <style:style style:name="P6" style:family="paragraph" style:parent-style-name="Table_20_Contents">
      <style:text-properties officeooo:rsid="001f6c61" officeooo:paragraph-rsid="001f6c61"/>
    </style:style>
    <style:style style:name="P7" style:family="paragraph" style:parent-style-name="Table_20_Contents">
      <style:text-properties officeooo:rsid="00166d7d" officeooo:paragraph-rsid="00166d7d"/>
    </style:style>
    <style:style style:name="P8" style:family="paragraph" style:parent-style-name="Table_20_Contents">
      <style:text-properties officeooo:rsid="002161ac" officeooo:paragraph-rsid="002161ac"/>
    </style:style>
    <style:style style:name="P9" style:family="paragraph" style:parent-style-name="Table_20_Contents">
      <style:text-properties officeooo:rsid="00173424" officeooo:paragraph-rsid="002161ac"/>
    </style:style>
    <style:style style:name="P10" style:family="paragraph" style:parent-style-name="Table_20_Contents">
      <style:text-properties officeooo:paragraph-rsid="002161ac"/>
    </style:style>
    <style:style style:name="P11" style:family="paragraph" style:parent-style-name="Table_20_Contents">
      <style:text-properties officeooo:rsid="0019b415" officeooo:paragraph-rsid="0019b415"/>
    </style:style>
    <style:style style:name="P12" style:family="paragraph" style:parent-style-name="Table_20_Contents">
      <style:text-properties officeooo:rsid="0009c51f" officeooo:paragraph-rsid="002161ac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1f6c61"/>
    </style:style>
    <style:style style:name="T4" style:family="text">
      <style:text-properties officeooo:rsid="002161ac"/>
    </style:style>
    <style:style style:name="T5" style:family="text">
      <style:text-properties officeooo:rsid="0009c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を学生として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、学生がkindai mail を取得している。</text:p>
            <text:p text:style-name="P2"><text:span text:style-name="T1">2、</text:span>webブラウザが起動されている。</text:p>
            <text:p text:style-name="P8">3、学生がトップページのURLにアクセスし、登録ページのリンクをクリックす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<text:span text:style-name="T4">1、</text:span>アクターが、登録ページのURLにアクセスする。</text:p>
            <text:p text:style-name="P2"><text:span text:style-name="T4">2、</text:span>システムが、登録ページを表示する。</text:p>
            <text:p text:style-name="P2"><text:span text:style-name="T4">3、</text:span>アクターが、「<text:span text:style-name="T2">id</text:span>」フィールドにログインIDを入力する。</text:p>
            <text:p text:style-name="P2"><text:span text:style-name="T4">4、</text:span>アクターが、「password」フィールドにパスワードを入力する。</text:p>
            <text:p text:style-name="P3"><text:span text:style-name="T4">5、</text:span>アクターが、「mail」フィールドにkindai.ac.jpドメインのメールアドレスを入力する。</text:p>
            <text:p text:style-name="P9"><text:span text:style-name="T4">6、</text:span>アクターが、「登録」ボタンを押下する。</text:p>
            <text:p text:style-name="P3"><text:span text:style-name="T4">7、</text:span>システムが仮登録完了のページを表示する。</text:p>
            <text:p text:style-name="P4"><text:span text:style-name="T4">8、</text:span>アクターがメールを確認する。</text:p>
            <text:p text:style-name="P4"><text:span text:style-name="T4">9、</text:span>アクターがメールの本登録のリンクにアクセスする。</text:p>
            <text:p text:style-name="P4"><text:span text:style-name="T4">10、</text:span>システムが本登録ページを表示する。</text:p>
            <text:p text:style-name="P8">11、アクターが「year」フィールドの何年度研究室所属なのかを選ぶ。</text:p>
            <text:p text:style-name="P8">12、アクターが、「本登録」ボタンを押下する。</text:p>
            <text:p text:style-name="P8">13、システムが、本登録完了の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．本登録完了ページを表示する．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10"><text:span text:style-name="T5">1</text:span>、登録ページ</text:p>
            <text:p text:style-name="P10">　　○　本アプリケーションのタイトルを表示する．</text:p>
            <text:p text:style-name="P10">　　○　ログインIDの入力するための「id」フィールドを表示する。</text:p>
            <text:p text:style-name="P10">　　○　パスワードを入力するための「password」フィールドを表示する。</text:p>
            <text:p text:style-name="P10">　　○　メールアドレスを入力するため「mail」のフィールドを表示する。</text:p>
            <text:p text:style-name="P10">　　○　「登録」ボタンを表示する。</text:p>
            <text:p text:style-name="P10"><text:span text:style-name="T5">2、</text:span>仮登録ページ</text:p>
            <text:p text:style-name="P10">　　○　本アプリケーションのタイトルを表示する。</text:p>
            <text:p text:style-name="P10">　　○　メールアドレスに確認メールが送られることを表示する。</text:p>
            <text:p text:style-name="P10"><text:span text:style-name="T5">3、</text:span>本登録ページ</text:p>
            <text:p text:style-name="P10">　　○　本アプリケーションのタイトルを表示する．</text:p>
            <text:p text:style-name="P10">　　○　研究室所属年度「<text:span text:style-name="T4">year」フィールドを表示する。</text:span></text:p>
            <text:p text:style-name="P10">　　○　「本登録」ボタンを表示する。</text:p>
            <text:p text:style-name="P12">4、本登録完了ページ</text:p>
            <text:p text:style-name="P12">　　○　本アプリケーションのタイトルを表示する。</text:p>
            <text:p text:style-name="P12">　　○　本登録が完了したこと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22:45:57.114117000</dc:date>
    <meta:editing-duration>PT21M44S</meta:editing-duration>
    <meta:editing-cycles>3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41" meta:word-count="736" meta:character-count="833" meta:non-whitespace-character-count="795"/>
  </office:meta>
</office:document-meta>
</file>